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0583in" table:align="left"/>
    </style:style>
    <style:style style:name="Table1.A" style:family="table-column">
      <style:table-column-properties style:column-width="1.384in"/>
    </style:style>
    <style:style style:name="Table1.B" style:family="table-column">
      <style:table-column-properties style:column-width="1.3701in"/>
    </style:style>
    <style:style style:name="Table1.C" style:family="table-column">
      <style:table-column-properties style:column-width="2.304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fo:font-size="14pt" fo:font-weight="bold" officeooo:rsid="00131b29" officeooo:paragraph-rsid="00131b29" style:font-size-asian="14pt" style:font-weight-asian="bold" style:font-size-complex="1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Preformatted_20_Text" style:list-style-name="L1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5" style:family="paragraph" style:parent-style-name="Preformatted_20_Text" style:list-style-name="L1"/>
    <style:style style:name="P6" style:family="paragraph" style:parent-style-name="Heading_20_3">
      <style:paragraph-properties fo:text-align="center" style:justify-single-word="false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Table_20_Heading">
      <style:paragraph-properties fo:text-align="start" style:justify-single-word="false"/>
    </style:style>
    <style:style style:name="P9" style:family="paragraph" style:parent-style-name="Table_20_Contents">
      <style:paragraph-properties fo:text-align="start" style:justify-single-word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stify-Content Property - CSS</text:p>
      <text:p text:style-name="Text_20_body"/>
      <text:list text:style-name="L1">
        <text:list-item>
          <text:p text:style-name="P2"><text:span text:style-name="Strong_20_Emphasis"><text:span text:style-name="Source_20_Text">space-between</text:span></text:span></text:p>
          <text:list>
            <text:list-item>
              <text:p text:style-name="P3">The first and last items are placed at the edges (no space before the first or after the last).</text:p>
            </text:list-item>
            <text:list-item>
              <text:p text:style-name="P3">The remaining space is distributed <text:span text:style-name="Strong_20_Emphasis">evenly between</text:span> the items.</text:p>
            </text:list-item>
            <text:list-item>
              <text:p text:style-name="P2">Example:</text:p>
              <text:p text:style-name="P4"><text:span text:style-name="Source_20_Text">|Item1 <text:s text:c="3"/>Item2 <text:s text:c="3"/>Item3|</text:span></text:p>
            </text:list-item>
          </text:list>
        </text:list-item>
        <text:list-item>
          <text:p text:style-name="P2"><text:span text:style-name="Strong_20_Emphasis"><text:span text:style-name="Source_20_Text">space-around</text:span></text:span></text:p>
          <text:list>
            <text:list-item>
              <text:p text:style-name="P3">Each item gets <text:span text:style-name="Strong_20_Emphasis">equal space around it</text:span>.</text:p>
            </text:list-item>
            <text:list-item>
              <text:p text:style-name="P3">This means that the space between items is <text:span text:style-name="Strong_20_Emphasis">twice</text:span> the space between the items and the edges.</text:p>
            </text:list-item>
            <text:list-item>
              <text:p text:style-name="P2">Example:</text:p>
            </text:list-item>
          </text:list>
        </text:list-item>
      </text:list>
      <text:p text:style-name="Preformatted_20_Text"/>
      <text:list text:continue-numbering="true" text:style-name="L1">
        <text:list-item>
          <text:list>
            <text:list-header>
              <text:p text:style-name="P4"><text:span text:style-name="Source_20_Text">| <text:s/>Item1 <text:s text:c="2"/>Item2 <text:s text:c="2"/>Item3 <text:s/>|</text:span></text:p>
            </text:list-header>
          </text:list>
        </text:list-item>
        <text:list-item>
          <text:p text:style-name="P2"><text:span text:style-name="Strong_20_Emphasis"><text:span text:style-name="Source_20_Text">space-evenly</text:span></text:span></text:p>
          <text:list>
            <text:list-item>
              <text:p text:style-name="P3">All spaces (between items <text:span text:style-name="Strong_20_Emphasis">and</text:span> at the edges) are <text:span text:style-name="Strong_20_Emphasis">equal</text:span>.</text:p>
            </text:list-item>
            <text:list-item>
              <text:p text:style-name="P2">Example:</text:p>
              <text:p text:style-name="P5">CopyEdit</text:p>
              <text:p text:style-name="P4"><text:span text:style-name="Source_20_Text">| Item1 <text:s/>Item2 <text:s/>Item3 |</text:span></text:p>
              <text:p text:style-name="P4"><text:span text:style-name="Source_20_Text"/></text:p>
            </text:list-item>
          </text:list>
        </text:list-item>
      </text:list>
      <text:h text:style-name="P6" text:outline-level="3">Quick Summary:</text:h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8">Value</text:p>
            </table:table-cell>
            <table:table-cell table:style-name="Table1.A1" office:value-type="string">
              <text:p text:style-name="P8">Spacing at Edges?</text:p>
            </table:table-cell>
            <table:table-cell table:style-name="Table1.A1" office:value-type="string">
              <text:p text:style-name="P8">Equal Spacing Between Items?</text:p>
            </table:table-cell>
          </table:table-row>
        </table:table-header-rows>
        <table:table-row>
          <table:table-cell table:style-name="Table1.A1" office:value-type="string">
            <text:p text:style-name="P9"><text:span text:style-name="Source_20_Text">space-between</text:span></text:p>
          </table:table-cell>
          <table:table-cell table:style-name="Table1.A1" office:value-type="string">
            <text:p text:style-name="P9">No</text:p>
          </table:table-cell>
          <table:table-cell table:style-name="Table1.A1" office:value-type="string">
            <text:p text:style-name="P9">Yes</text:p>
          </table:table-cell>
        </table:table-row>
        <table:table-row>
          <table:table-cell table:style-name="Table1.A1" office:value-type="string">
            <text:p text:style-name="P9"><text:span text:style-name="Source_20_Text">space-around</text:span></text:p>
          </table:table-cell>
          <table:table-cell table:style-name="Table1.A1" office:value-type="string">
            <text:p text:style-name="P9">Yes (half)</text:p>
          </table:table-cell>
          <table:table-cell table:style-name="Table1.A1" office:value-type="string">
            <text:p text:style-name="P9">Yes</text:p>
          </table:table-cell>
        </table:table-row>
        <table:table-row>
          <table:table-cell table:style-name="Table1.A1" office:value-type="string">
            <text:p text:style-name="P9"><text:span text:style-name="Source_20_Text">space-evenly</text:span></text:p>
          </table:table-cell>
          <table:table-cell table:style-name="Table1.A1" office:value-type="string">
            <text:p text:style-name="P9">Yes (full)</text:p>
          </table:table-cell>
          <table:table-cell table:style-name="Table1.A1" office:value-type="string">
            <text:p text:style-name="P9">Yes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6T17:00:36.476000000</meta:creation-date>
    <dc:date>2025-02-06T17:03:27.227000000</dc:date>
    <meta:editing-duration>PT2M52S</meta:editing-duration>
    <meta:editing-cycles>1</meta:editing-cycles>
    <meta:document-statistic meta:table-count="1" meta:image-count="0" meta:object-count="0" meta:page-count="1" meta:paragraph-count="30" meta:word-count="123" meta:character-count="662" meta:non-whitespace-character-count="570"/>
    <meta:generator>LibreOffice/24.8.4.2$Windows_X86_64 LibreOffice_project/bb3cfa12c7b1bf994ecc5649a80400d06cd71002</meta:generator>
  </office:meta>
</office:document-meta>
</file>